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0000000033C0000026DFE0BE24429D9C536.png" manifest:media-type="image/png"/>
  <manifest:file-entry manifest:full-path="Pictures/10000000000004220000031A708F2938FA32B4A6.png" manifest:media-type="image/pn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erif1" svg:font-family="'Liberation Serif'"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81d41a" fo:min-height="0cm" fo:min-width="0cm"/>
    </style:style>
    <style:style style:name="gr2" style:family="graphic" style:parent-style-name="standard">
      <style:graphic-properties draw:fill-color="#ffbf00" draw:textarea-horizontal-align="justify" draw:textarea-vertical-align="middle" draw:auto-grow-height="false" fo:min-height="1.188cm" fo:min-width="0.848cm"/>
    </style:style>
    <style:style style:name="gr3" style:family="graphic" style:parent-style-name="standard">
      <style:graphic-properties draw:fill-color="#ff0000" draw:auto-grow-height="false" fo:min-height="1.232cm" fo:min-width="2.624cm" fo:wrap-option="wrap"/>
    </style:style>
    <style:style style:name="gr4" style:family="graphic" style:parent-style-name="standard">
      <style:graphic-properties draw:fill-color="#ffff00" draw:textarea-horizontal-align="justify" draw:textarea-vertical-align="middle" draw:auto-grow-height="false" fo:min-height="2.086cm" fo:min-width="1.118cm"/>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fo:min-height="3.214cm" fo:min-width="2.71cm"/>
    </style:style>
    <style:style style:name="gr7" style:family="graphic" style:parent-style-name="standard">
      <style:graphic-properties draw:textarea-horizontal-align="justify" draw:textarea-vertical-align="middle" draw:auto-grow-height="false" fo:min-height="2.96cm" fo:min-width="2.71cm"/>
    </style:style>
    <style:style style:name="gr8" style:family="graphic" style:parent-style-name="standard">
      <style:graphic-properties draw:fill-color="#362413" draw:textarea-vertical-align="middle" draw:auto-grow-height="false" fo:min-height="1.106cm" fo:min-width="0.652cm"/>
    </style:style>
    <style:style style:name="gr9" style:family="graphic" style:parent-style-name="objectwithoutfill">
      <style:graphic-properties draw:fill="none" draw:textarea-vertical-align="middle"/>
    </style:style>
    <style:style style:name="gr10" style:family="graphic" style:parent-style-name="standard">
      <style:graphic-properties draw:textarea-horizontal-align="justify" draw:textarea-vertical-align="middle" draw:auto-grow-height="false" fo:min-height="2.042cm" fo:min-width="1.792cm"/>
    </style:style>
    <style:style style:name="gr11" style:family="graphic" style:parent-style-name="standard">
      <style:graphic-properties draw:fill-color="#ffff00" draw:textarea-horizontal-align="justify" draw:textarea-vertical-align="middle" draw:auto-grow-height="false" fo:min-height="1.726cm" fo:min-width="1.476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textarea-horizontal-align="justify" draw:textarea-vertical-align="middle" draw:auto-grow-height="false" fo:min-height="8.499cm" fo:min-width="16.677cm"/>
    </style:style>
    <style:style style:name="gr14" style:family="graphic" style:parent-style-name="standard">
      <style:graphic-properties draw:textarea-horizontal-align="justify" draw:textarea-vertical-align="middle" draw:auto-grow-height="false" fo:min-height="2.502cm" fo:min-width="2.252cm"/>
    </style:style>
    <style:style style:name="gr15" style:family="graphic" style:parent-style-name="standard">
      <style:graphic-properties draw:textarea-horizontal-align="justify" draw:textarea-vertical-align="middle" draw:auto-grow-height="false" fo:min-height="1.783cm" fo:min-width="2.803cm" fo:wrap-option="no-wrap"/>
    </style:style>
    <style:style style:name="gr16" style:family="graphic" style:parent-style-name="standard">
      <style:graphic-properties draw:textarea-horizontal-align="justify" draw:textarea-vertical-align="middle" draw:auto-grow-height="false" fo:min-height="3.142cm" fo:min-width="2.892cm"/>
    </style:style>
    <style:style style:name="gr17" style:family="graphic" style:parent-style-name="standard">
      <style:graphic-properties draw:textarea-horizontal-align="justify" draw:textarea-vertical-align="middle" draw:auto-grow-height="false" fo:min-height="3.418cm" fo:min-width="3.168cm"/>
    </style:style>
    <style:style style:name="gr18" style:family="graphic" style:parent-style-name="standard">
      <style:graphic-properties draw:fill-color="#ff0000" draw:auto-grow-height="false" fo:min-height="0.985cm" fo:min-width="1.452cm" fo:wrap-option="wrap"/>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Blueprint_20_Plans-outline1">
      <style:graphic-properties fo:min-height="9.95cm"/>
    </style:style>
    <style:style style:name="pr5" style:family="presentation" style:parent-style-name="Blueprint_20_Plans-notes">
      <style:graphic-properties draw:fill-color="#ffffff" fo:min-height="13.364cm"/>
    </style:style>
    <style:style style:name="P1" style:family="paragraph">
      <loext:graphic-properties draw:fill-color="#ffffff"/>
      <style:text-properties fo:color="#ffffff"/>
    </style:style>
    <style:style style:name="P2" style:family="paragraph">
      <loext:graphic-properties draw:fill-color="#81d41a"/>
    </style:style>
    <style:style style:name="P3" style:family="paragraph">
      <loext:graphic-properties draw:fill-color="#ffbf00"/>
      <style:paragraph-properties fo:text-align="center"/>
    </style:style>
    <style:style style:name="P4" style:family="paragraph">
      <loext:graphic-properties draw:fill-color="#ff0000"/>
    </style:style>
    <style:style style:name="P5" style:family="paragraph">
      <loext:graphic-properties draw:fill-color="#ffff00"/>
      <style:paragraph-properties fo:text-align="center"/>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color="#362413"/>
      <style:paragraph-properties fo:text-align="center"/>
    </style:style>
    <style:style style:name="P9" style:family="paragraph">
      <loext:graphic-properties draw:fill="none"/>
      <style:paragraph-properties fo:text-align="center"/>
    </style:style>
    <style:style style:name="P10" style:family="paragraph">
      <style:paragraph-properties fo:text-align="center"/>
      <style:text-properties fo:font-size="18pt"/>
    </style:style>
    <style:style style:name="P11" style:family="paragraph">
      <loext:graphic-properties draw:fill-color="#ffffff"/>
      <style:text-properties fo:font-size="20pt"/>
    </style:style>
    <style:style style:name="T1" style:family="text">
      <style:text-properties fo:color="#ffffff"/>
    </style:style>
    <style:style style:name="T2" style:family="text">
      <style:text-properties fo:color="#ffffff" style:text-position="super 58%"/>
    </style:style>
    <style:style style:name="T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4.8cm" svg:x="1.4cm" svg:y="3cm" presentation:class="title">
          <draw:text-box>
            <text:p>Family</text:p>
          </draw:text-box>
        </draw:frame>
        <draw:frame presentation:style-name="pr2" draw:text-style-name="P1" draw:layer="layout" svg:width="25.199cm" svg:height="10.2cm" svg:x="0.963cm" svg:y="8.596cm" presentation:class="subtitle" presentation:user-transformed="true">
          <draw:text-box>
            <text:p><text:span text:style-name="T1">Aarushi Pujeri</text:span></text:p>
            <text:p><text:span text:style-name="T1">27</text:span><text:span text:style-name="T2">th</text:span><text:span text:style-name="T1"> March</text:span></text:p>
          </draw:text-box>
        </draw:frame>
        <draw:custom-shape draw:style-name="gr1" draw:text-style-name="P2" draw:layer="layout" svg:width="3.048cm" svg:height="3.81cm" svg:x="23.876cm" svg:y="7.36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2" draw:text-style-name="P3" draw:layer="layout" svg:width="3.81cm" svg:height="4.064cm" svg:x="5.08cm" svg:y="1.77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3" draw:text-style-name="P4" draw:layer="layout" svg:width="4.064cm" svg:height="4.572cm" svg:x="3.81cm" svg:y="12.446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4" draw:text-style-name="P5" draw:layer="layout" svg:width="2.286cm" svg:height="3.302cm" svg:x="19.558cm" svg:y="2.03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5" draw:layer="layout" svg:width="14.85cm" svg:height="11.14cm" svg:x="3.074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2T1">
        <office:forms form:automatic-focus="false" form:apply-design-mode="false"/>
        <draw:frame presentation:style-name="pr1" draw:layer="layout" svg:width="25.199cm" svg:height="4.8cm" svg:x="1.4cm" svg:y="3cm" presentation:class="title">
          <draw:text-box>
            <text:p>What is family </text:p>
          </draw:text-box>
        </draw:frame>
        <draw:frame presentation:style-name="pr4" draw:layer="layout" svg:width="25.199cm" svg:height="10.2cm" svg:x="1.4cm" svg:y="8.8cm" presentation:class="outline" presentation:user-transformed="true">
          <draw:text-box>
            <text:list text:style-name="L2">
              <text:list-item>
                <text:p>A <text:s/>Family <text:s/>is <text:s/>a <text:s/>small <text:s/>or <text:s/>a <text:s/>big</text:p>
              </text:list-item>
              <text:list-item>
                <text:p>Family <text:s text:c="2"/>living <text:s text:c="2"/>in <text:s/>same <text:s/>house.</text:p>
              </text:list-item>
            </text:list>
          </draw:text-box>
        </draw:frame>
        <presentation:notes draw:style-name="dp2">
          <draw:page-thumbnail draw:style-name="gr5"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Blueprint_20_Plans" presentation:presentation-page-layout-name="AL2T1">
        <office:forms form:automatic-focus="false" form:apply-design-mode="false"/>
        <draw:frame presentation:style-name="pr1" draw:layer="layout" svg:width="25.199cm" svg:height="4.8cm" svg:x="1.4cm" svg:y="3cm" presentation:class="title">
          <draw:text-box>
            <text:p>Nucliyr <text:s text:c="3"/>Family</text:p>
          </draw:text-box>
        </draw:frame>
        <draw:custom-shape draw:style-name="gr6" draw:text-style-name="P7" xml:id="id1" draw:id="id1" draw:layer="layout" svg:width="3.556cm" svg:height="3.81cm" svg:x="5.334cm" svg:y="11.176cm">
          <text:p text:style-name="P7">Prbhaka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3" draw:id="id3" draw:layer="layout" svg:width="3.556cm" svg:height="3.556cm" svg:x="2.032cm" svg:y="14.986cm">
          <text:p text:style-name="P7">Aarush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2" draw:id="id2" draw:layer="layout" svg:width="3.556cm" svg:height="3.556cm" svg:x="9.144cm" svg:y="15.24cm">
          <text:p text:style-name="P7">Avan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4" draw:id="id4" draw:layer="layout" svg:width="3.556cm" svg:height="3.556cm" svg:x="5.588cm" svg:y="6.604cm">
          <text:p text:style-name="P7">Ashwin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3.048cm" svg:height="4.064cm" svg:x="24.384cm" svg:y="7.112cm">
          <text:p/>
          <draw:enhanced-geometry svg:viewBox="0 0 21600 21600" draw:text-areas="6722 8256 14878 15460" draw:type="star5" draw:enhanced-path="M 10797 0 L 8278 8256 0 8256 6722 13405 4198 21600 10797 16580 17401 21600 14878 13405 21600 8256 13321 8256 10797 0 Z N"/>
        </draw:custom-shape>
        <draw:connector draw:style-name="gr9" draw:text-style-name="P9" draw:layer="layout" draw:type="line" svg:x1="7.112cm" svg:y1="14.986cm" svg:x2="9.144cm" svg:y2="17.018cm" draw:start-shape="id1" draw:end-shape="id2" draw:end-glue-point="3" svg:d="M7112 14986l2032 2032" svg:viewBox="0 0 2033 2033">
          <text:p/>
        </draw:connector>
        <draw:connector draw:style-name="gr9" draw:text-style-name="P9" draw:layer="layout" draw:type="line" svg:x1="5.588cm" svg:y1="16.764cm" svg:x2="7.112cm" svg:y2="14.986cm" draw:start-shape="id3" draw:start-glue-point="1" draw:end-shape="id1" draw:end-glue-point="2" svg:d="M5588 16764l1524-1778" svg:viewBox="0 0 1525 1779">
          <text:p/>
        </draw:connector>
        <draw:connector draw:style-name="gr9" draw:text-style-name="P9" draw:layer="layout" draw:type="line" svg:x1="7.366cm" svg:y1="10.16cm" svg:x2="7.112cm" svg:y2="11.176cm" draw:start-shape="id4" draw:start-glue-point="2" draw:end-shape="id1" draw:end-glue-point="0" svg:d="M7366 10160l-254 1016" svg:viewBox="0 0 255 1017">
          <text:p/>
        </draw:connector>
        <presentation:notes draw:style-name="dp2">
          <draw:page-thumbnail draw:style-name="gr5"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Blueprint_20_Plans" presentation:presentation-page-layout-name="AL2T1">
        <office:forms form:automatic-focus="false" form:apply-design-mode="false"/>
        <draw:frame presentation:style-name="pr1" draw:layer="layout" svg:width="25.199cm" svg:height="4.8cm" svg:x="1.4cm" svg:y="3cm" presentation:class="title">
          <draw:text-box>
            <text:p>Joint <text:s/>Family</text:p>
          </draw:text-box>
        </draw:frame>
        <draw:custom-shape draw:style-name="gr10" draw:text-style-name="P10" draw:layer="layout" svg:width="2.54cm" svg:height="2.54cm" svg:x="5.842cm" svg:y="10.922cm">
          <text:p text:style-name="P7"><text:span text:style-name="T3">Au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3.556cm" svg:height="3.556cm" svg:x="21.082cm" svg:y="11.43cm">
          <text:p text:style-name="P7"><text:span text:style-name="T3">Unc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3.556cm" svg:height="3.556cm" svg:x="18.796cm" svg:y="3cm">
          <text:p text:style-name="P7"><text:span text:style-name="T3">grandm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xml:id="id5" draw:id="id5" draw:layer="layout" svg:width="3.556cm" svg:height="3.556cm" svg:x="18.542cm" svg:y="6.604cm">
          <text:p text:style-name="P7"><text:span text:style-name="T3">grandfa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xml:id="id6" draw:id="id6" draw:layer="layout" svg:width="3.556cm" svg:height="3.556cm" svg:x="14.732cm" svg:y="10.922cm">
          <text:p text:style-name="P7"><text:span text:style-name="T3">m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xml:id="id7" draw:id="id7" draw:layer="layout" svg:width="3.556cm" svg:height="3.556cm" svg:x="16.002cm" svg:y="11.938cm">
          <text:p text:style-name="P7"><text:span text:style-name="T3">Fa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3.556cm" svg:height="3.556cm" svg:x="21.336cm" svg:y="16.084cm">
          <text:p text:style-name="P7"><text:span text:style-name="T3">cousi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3.556cm" svg:height="3.556cm" svg:x="10.652cm" svg:y="15.98cm">
          <text:p text:style-name="P7"><text:span text:style-name="T3">Brot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draw:layer="layout" svg:width="3.556cm" svg:height="3.556cm" svg:x="5.589cm" svg:y="10.669cm">
          <text:p text:style-name="P7"><text:span text:style-name="T3">Prbhak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5" draw:layer="layout" svg:width="2.794cm" svg:height="2.794cm" svg:x="4.826cm" svg:y="4.06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9" draw:text-style-name="P9" draw:layer="layout" draw:type="line" svg:x1="20.32cm" svg:y1="10.16cm" svg:x2="16.51cm" svg:y2="10.922cm" draw:start-shape="id5" draw:start-glue-point="2" draw:end-shape="id6" svg:d="M20320 10160l-3810 762" svg:viewBox="0 0 3811 763">
          <text:p/>
        </draw:connector>
        <draw:connector draw:style-name="gr9" draw:text-style-name="P9" draw:layer="layout" draw:type="line" svg:x1="20.32cm" svg:y1="10.16cm" svg:x2="17.78cm" svg:y2="11.938cm" draw:start-shape="id5" draw:start-glue-point="2" draw:end-shape="id7" draw:end-glue-point="0" svg:d="M20320 10160l-2540 1778" svg:viewBox="0 0 2541 1779">
          <text:p/>
        </draw:connector>
        <draw:line draw:style-name="gr12" draw:text-style-name="P9" draw:layer="layout" svg:x1="20.32cm" svg:y1="10.16cm" svg:x2="22.86cm" svg:y2="11.684cm">
          <text:p/>
        </draw:line>
        <draw:custom-shape draw:style-name="gr7" draw:text-style-name="P10" draw:layer="layout" svg:width="3.556cm" svg:height="3.556cm" svg:x="14.224cm" svg:y="16.51cm">
          <text:p text:style-name="P7"><text:span text:style-name="T3">Si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9" draw:layer="layout" svg:x1="17.78cm" svg:y1="15.494cm" svg:x2="16.002cm" svg:y2="16.51cm">
          <text:p/>
        </draw:line>
        <draw:line draw:style-name="gr12" draw:text-style-name="P9" draw:layer="layout" svg:x1="17.78cm" svg:y1="15.494cm" svg:x2="13.97cm" svg:y2="16.256cm">
          <text:p/>
        </draw:line>
        <draw:line draw:style-name="gr12" draw:text-style-name="P9" draw:layer="layout" svg:x1="22.86cm" svg:y1="14.732cm" svg:x2="23.622cm" svg:y2="16.084cm">
          <text:p/>
        </draw:line>
        <presentation:notes draw:style-name="dp2">
          <draw:page-thumbnail draw:style-name="gr5" draw:layer="layout" svg:width="19.798cm" svg:height="11.136cm" svg:x="0.6cm" svg:y="2.257cm" draw:page-number="4" presentation:class="page"/>
          <draw:frame presentation:style-name="pr5" draw:text-style-name="P11" draw:layer="layout" svg:width="16.799cm" svg:height="13.364cm" svg:x="2.1cm" svg:y="14.107cm" presentation:class="notes" presentation:placeholder="true">
            <draw:text-box/>
          </draw:frame>
        </presentation:notes>
      </draw:page>
      <draw:page draw:name="page5" draw:style-name="dp1" draw:master-page-name="Blueprint_20_Plans" presentation:presentation-page-layout-name="AL2T1">
        <office:forms form:automatic-focus="false" form:apply-design-mode="false"/>
        <draw:frame presentation:style-name="pr1" draw:layer="layout" svg:width="25.199cm" svg:height="4.8cm" svg:x="1.4cm" svg:y="3cm" presentation:class="title">
          <draw:text-box>
            <text:p>Extended <text:s text:c="2"/>Family</text:p>
          </draw:text-box>
        </draw:frame>
        <draw:custom-shape draw:style-name="gr13" draw:text-style-name="P7" draw:layer="layout" svg:width="17.177cm" svg:height="8.749cm" svg:x="14.319cm" svg:y="11.063cm">
          <text:p/>
          <draw:enhanced-geometry svg:viewBox="0 0 21600 21600" draw:type="rectangle" draw:enhanced-path="M 0 0 L 21600 0 21600 21600 0 21600 0 0 Z N"/>
        </draw:custom-shape>
        <draw:custom-shape draw:style-name="gr14" draw:text-style-name="P7" draw:layer="layout" svg:width="3.048cm" svg:height="3.048cm" svg:x="4.318cm" svg:y="8.636cm">
          <text:p text:style-name="P7">ma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3.556cm" svg:height="3.556cm" svg:x="4.572cm" svg:y="12.7cm">
          <text:p text:style-name="P7">ma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3.556cm" svg:height="3.556cm" svg:x="8.382cm" svg:y="9.144cm">
          <text:p text:style-name="P7">ma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3.556cm" svg:height="3.556cm" svg:x="8.828cm" svg:y="13.421cm">
          <text:p text:style-name="P7">si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3.556cm" svg:height="3.556cm" svg:x="12.7cm" svg:y="9.398cm">
          <text:p text:style-name="P7">Unc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7" draw:layer="layout" svg:width="3.302cm" svg:height="2.032cm" svg:x="24.13cm" svg:y="6.096cm">
          <text:p text:style-name="P7">hellow</text:p>
          <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7" draw:layer="layout" svg:width="3.758cm" svg:height="3.758cm" svg:x="12.498cm" svg:y="13.716cm">
          <text:p text:style-name="P7">Cousi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3.556cm" svg:height="3.556cm" svg:x="16.51cm" svg:y="9.398cm">
          <text:p text:style-name="P7">Au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4.064cm" svg:height="4.064cm" svg:x="16.256cm" svg:y="13.208cm">
          <text:p text:style-name="P7">grandpar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9.798cm" svg:height="11.136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lueprint_20_Plans" presentation:presentation-page-layout-name="AL2T1">
        <draw:frame presentation:style-name="pr1" draw:layer="layout" svg:width="25.199cm" svg:height="4.8cm" svg:x="1.4cm" svg:y="3cm" presentation:class="title" presentation:placeholder="true">
          <draw:text-box/>
        </draw:frame>
        <draw:frame presentation:style-name="pr4" draw:layer="layout" svg:width="25.199cm" svg:height="10.2cm" svg:x="1.4cm" svg:y="8.8cm" presentation:class="outline" presentation:placeholder="true">
          <draw:text-box/>
        </draw:frame>
        <presentation:notes draw:style-name="dp2">
          <draw:page-thumbnail draw:style-name="gr5" draw:layer="layout" svg:width="19.798cm" svg:height="11.136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Blueprint_20_Plans" presentation:presentation-page-layout-name="AL2T1">
        <draw:frame presentation:style-name="pr1" draw:layer="layout" svg:width="25.199cm" svg:height="4.8cm" svg:x="1.4cm" svg:y="3cm" presentation:class="title">
          <draw:text-box>
            <text:p>Family</text:p>
          </draw:text-box>
        </draw:frame>
        <draw:frame presentation:style-name="pr4" draw:layer="layout" svg:width="25.199cm" svg:height="10.2cm" svg:x="1.4cm" svg:y="8.8cm" presentation:class="outline">
          <draw:text-box>
            <text:list text:style-name="L2">
              <text:list-item>
                <text:p>What <text:s text:c="2"/>is <text:s/>a <text:s/>Family</text:p>
              </text:list-item>
              <text:list-item>
                <text:p>A <text:s/>Family <text:s/>is <text:s/>a <text:s text:c="2"/>very <text:s/>big <text:s/>or</text:p>
              </text:list-item>
              <text:list-item>
                <text:p>Small <text:s/>.</text:p>
              </text:list-item>
              <text:list-item>
                <text:p>Would <text:s/>live <text:s/>in <text:s/>one <text:s/>house.</text:p>
              </text:list-item>
            </text:list>
          </draw:text-box>
        </draw:frame>
        <presentation:notes draw:style-name="dp2">
          <draw:page-thumbnail draw:style-name="gr5" draw:layer="layout" svg:width="19.798cm" svg:height="11.136cm" svg:x="0.6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Blueprint_20_Plans" presentation:presentation-page-layout-name="AL2T1">
        <draw:frame presentation:style-name="pr1" draw:layer="layout" svg:width="25.199cm" svg:height="4.8cm" svg:x="1.4cm" svg:y="3cm" presentation:class="title">
          <draw:text-box>
            <text:p>Nucliyr <text:s/>Family</text:p>
          </draw:text-box>
        </draw:frame>
        <draw:frame presentation:style-name="pr4" draw:layer="layout" svg:width="25.199cm" svg:height="10.2cm" svg:x="1.4cm" svg:y="8.8cm" presentation:class="outline">
          <draw:text-box>
            <text:list text:style-name="L2">
              <text:list-item>
                <text:p>Nucliyr <text:s/>Family <text:s/>is <text:s/>a <text:s/>very <text:s/>small</text:p>
              </text:list-item>
              <text:list-item>
                <text:p>Family <text:s/>like Mother,Father,twosisthers</text:p>
              </text:list-item>
              <text:list-item>
                <text:p>Nucliyr <text:s/>Family <text:s/>has <text:s/>4 Members.</text:p>
              </text:list-item>
            </text:list>
          </draw:text-box>
        </draw:frame>
        <draw:custom-shape draw:style-name="gr18" draw:text-style-name="P4" draw:layer="layout" svg:width="2.54cm" svg:height="3.81cm" svg:x="24.638cm" svg:y="5.334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presentation:notes draw:style-name="dp2">
          <draw:page-thumbnail draw:style-name="gr5" draw:layer="layout" svg:width="19.798cm" svg:height="11.136cm" svg:x="0.6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1" draw:master-page-name="Blueprint_20_Plans" presentation:presentation-page-layout-name="AL2T1">
        <draw:frame presentation:style-name="pr1" draw:layer="layout" svg:width="25.199cm" svg:height="4.8cm" svg:x="1.4cm" svg:y="3cm" presentation:class="title">
          <draw:text-box>
            <text:p>Joint <text:s text:c="2"/>Family</text:p>
          </draw:text-box>
        </draw:frame>
        <draw:frame presentation:style-name="pr4" draw:layer="layout" svg:width="25.199cm" svg:height="10.2cm" svg:x="1.4cm" svg:y="8.8cm" presentation:class="outline">
          <draw:text-box>
            <text:list text:style-name="L2">
              <text:list-item>
                <text:p>In <text:s/>Joint <text:s text:c="2"/>Family grandparents, Parents,children,uncles,aunts and Cousins <text:s/>all <text:s/>live <text:s/>together <text:s/>in Same <text:s/>house is <text:s/>called Joint <text:s/>Family.</text:p>
              </text:list-item>
            </text:list>
          </draw:text-box>
        </draw:frame>
        <presentation:notes draw:style-name="dp2">
          <draw:page-thumbnail draw:style-name="gr5" draw:layer="layout" svg:width="19.798cm" svg:height="11.136cm" svg:x="0.6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1" draw:master-page-name="Blueprint_20_Plans" presentation:presentation-page-layout-name="AL2T1">
        <draw:frame presentation:style-name="pr1" draw:layer="layout" svg:width="25.199cm" svg:height="4.8cm" svg:x="1.4cm" svg:y="3cm" presentation:class="title">
          <draw:text-box>
            <text:p>Extended <text:s text:c="2"/>Family</text:p>
          </draw:text-box>
        </draw:frame>
        <draw:frame presentation:style-name="pr4" draw:layer="layout" svg:width="25.199cm" svg:height="10.2cm" svg:x="1.4cm" svg:y="8.8cm" presentation:class="outline">
          <draw:text-box>
            <text:list text:style-name="L2">
              <text:list-item>
                <text:p>An <text:s/>Extended <text:s/>Family <text:s/>means A <text:s text:c="2"/>lot <text:s/>of <text:s/>Family <text:s/>members</text:p>
              </text:list-item>
            </text:list>
          </draw:text-box>
        </draw:frame>
        <presentation:notes draw:style-name="dp2">
          <draw:page-thumbnail draw:style-name="gr5" draw:layer="layout" svg:width="19.798cm" svg:height="11.136cm" svg:x="0.6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Blueprint_20_Plans" presentation:presentation-page-layout-name="AL2T1">
        <draw:frame presentation:style-name="pr1" draw:layer="layout" svg:width="25.199cm" svg:height="4.8cm" svg:x="1.725cm" svg:y="3cm" presentation:class="title" presentation:user-transformed="true">
          <draw:text-box>
            <text:p>My <text:s text:c="2"/>Family <text:s text:c="2"/>Tree</text:p>
          </draw:text-box>
        </draw:frame>
        <draw:frame presentation:style-name="pr4" draw:layer="layout" svg:width="25.199cm" svg:height="10.2cm" svg:x="1.4cm" svg:y="8.8cm" presentation:class="outline">
          <draw:text-box>
            <text:list text:style-name="L2">
              <text:list-item>
                <text:p>A family <text:s text:c="2"/>Tree <text:s/>is <text:s/>a <text:s/>simple Cart.</text:p>
              </text:list-item>
            </text:list>
          </draw:text-box>
        </draw:frame>
        <presentation:notes draw:style-name="dp2">
          <draw:page-thumbnail draw:style-name="gr5" draw:layer="layout" svg:width="19.798cm" svg:height="11.136cm" svg:x="0.6cm" svg:y="2.257cm" draw:page-number="11"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erif1" svg:font-family="'Liberation Serif'"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4220000031A708F2938FA32B4A6.png" xlink:type="simple" xlink:show="embed" xlink:actuate="onLoad"/>
    <draw:fill-image draw:name="background" xlink:href="Pictures/100000000000033C0000026DFE0BE24429D9C536.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justify" draw:textarea-vertical-align="middle" draw:auto-grow-height="false" fo:padding-top="0.125cm" fo:padding-bottom="0.125cm" fo:padding-left="0.25cm" fo:padding-right="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Arial Unicode MS" style:font-family-asian="'Arial Unicode MS'"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shrink-to-fit" style:shrink-to-fit="true">
        <text:list-style style:name="Em_20_branco-outline1" style:display-name="Em 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style:text-line-through-type="none" style:font-name="Calibri1" fo:font-family="Calibri" fo:font-size="35.2999992370605pt" fo:letter-spacing="normal" fo:language="pt" fo:country="BR" fo:font-style="normal" fo:text-shadow="none" style:text-underline-style="none" fo:font-weight="normal" style:letter-kerning="true" style:font-name-asian="Arial Unicode MS" style:font-family-asian="'Arial Unicode MS'" style:font-family-generic-asian="system" style:font-pitch-asian="variable" style:font-size-asian="32pt" style:language-asian="pt" style:country-asian="BR" style:font-style-asian="normal" style:font-weight-asian="normal" style:font-name-complex="Mangal" style:font-family-complex="Mangal"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Em_20_branco-outline2" style:display-name="Em branco-outline2" style:family="presentation" style:parent-style-name="Em_20_branco-outline1">
      <style:paragraph-properties fo:margin-left="0cm" fo:margin-right="0cm" fo:margin-top="0cm" fo:margin-bottom="0.44cm" fo:line-height="100%" fo:text-align="start" fo:text-indent="0cm" style:punctuation-wrap="hanging"/>
      <style:text-properties fo:color="#000000" style:text-line-through-style="none" style:text-line-through-type="none"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Em_20_branco-outline3" style:display-name="Em branco-outline3" style:family="presentation" style:parent-style-name="Em_20_branco-outline2">
      <style:paragraph-properties fo:margin-left="0cm" fo:margin-right="0cm" fo:margin-top="0cm" fo:margin-bottom="0.33cm" fo:line-height="100%" fo:text-align="start" fo:text-indent="0cm" style:punctuation-wrap="hanging"/>
      <style:text-properties fo:color="#000000" style:text-line-through-style="none" style:text-line-through-type="none"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m_20_branco-outline4" style:display-name="Em branco-outline4" style:family="presentation" style:parent-style-name="Em_20_branco-outline3">
      <style:paragraph-properties fo:margin-left="0cm" fo:margin-right="0cm" fo:margin-top="0cm" fo:margin-bottom="0.22cm" fo:line-height="100%" fo:text-align="start" fo:text-indent="0cm" style:punctuation-wrap="hanging"/>
      <style:text-properties fo:color="#000000" style:text-line-through-style="none" style:text-line-through-type="none"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m_20_branco-outline5" style:display-name="Em branco-outline5" style:family="presentation" style:parent-style-name="Em_20_branco-outline4">
      <style:paragraph-properties fo:margin-left="0cm" fo:margin-right="0cm" fo:margin-top="0cm" fo:margin-bottom="0.11cm" fo:text-indent="0cm"/>
      <style:text-properties fo:font-size="22.1000003814697pt" style:font-size-asian="20pt" style:font-size-complex="20pt"/>
    </style:style>
    <style:style style:name="Em_20_branco-outline6" style:display-name="Em branco-outline6" style:family="presentation" style:parent-style-name="Em_20_branco-outline5">
      <style:paragraph-properties fo:margin-left="0cm" fo:margin-right="0cm" fo:margin-top="0cm" fo:margin-bottom="0.11cm" fo:text-indent="0cm"/>
      <style:text-properties fo:font-size="22.1000003814697pt" style:font-size-asian="20pt" style:font-size-complex="20pt"/>
    </style:style>
    <style:style style:name="Em_20_branco-outline7" style:display-name="Em branco-outline7" style:family="presentation" style:parent-style-name="Em_20_branco-outline6">
      <style:paragraph-properties fo:margin-left="0cm" fo:margin-right="0cm" fo:margin-top="0cm" fo:margin-bottom="0.11cm" fo:text-indent="0cm"/>
      <style:text-properties fo:font-size="22.1000003814697pt" style:font-size-asian="20pt" style:font-size-complex="20pt"/>
    </style:style>
    <style:style style:name="Em_20_branco-outline8" style:display-name="Em branco-outline8" style:family="presentation" style:parent-style-name="Em_20_branco-outline7">
      <style:paragraph-properties fo:margin-left="0cm" fo:margin-right="0cm" fo:margin-top="0cm" fo:margin-bottom="0.11cm" fo:text-indent="0cm"/>
      <style:text-properties fo:font-size="22.1000003814697pt" style:font-size-asian="20pt" style:font-size-complex="20pt"/>
    </style:style>
    <style:style style:name="Em_20_branco-outline9" style:display-name="Em branco-outline9" style:family="presentation" style:parent-style-name="Em_20_branco-outline8">
      <style:paragraph-properties fo:margin-left="0cm" fo:margin-right="0cm" fo:margin-top="0cm" fo:margin-bottom="0.11cm" fo:text-indent="0cm"/>
      <style:text-properties fo:font-size="22.1000003814697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text:list-style style:name="Em_20_branco-title" style:display-name="Em br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Calibri1" fo:font-family="Calibri" fo:font-size="19.8999996185303pt" fo:letter-spacing="normal" fo:language="pt" fo:country="BR" fo:font-style="normal" fo:text-shadow="none" style:text-underline-style="none" fo:font-weight="normal" style:letter-kerning="true" style:font-name-asian="Arial Unicode MS" style:font-family-asian="'Arial Unicode MS'" style:font-family-generic-asian="system" style:font-pitch-asian="variable" style:font-size-asian="18pt" style:language-asian="pt" style:country-asian="BR" style:font-style-asian="normal" style:font-weight-asian="normal" style:font-name-complex="Mangal" style:font-family-complex="Mangal"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Em_20_branco-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8" style:family="presentation" style:parent-style-name="Em_20_branco-backgroundobjects">
      <style:graphic-properties draw:stroke="none" draw:fill="none" draw:fill-color="#ffffff" draw:auto-grow-height="false" fo:min-height="1.485cm"/>
    </style:style>
    <style:style style:name="Mpr9" style:family="presentation" style:parent-style-name="Em_20_branco-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P13"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8pt" style:font-size-asian="14pt" style:font-size-complex="14pt"/>
    </style:style>
    <style:style style:name="MP15" style:family="paragraph">
      <style:text-properties fo:font-size="14pt" style:font-size-asian="14pt" style:font-size-complex="14pt"/>
    </style:style>
    <style:style style:name="MP16" style:family="paragraph">
      <loext:graphic-properties draw:fill="none" draw:fill-color="#ffffff"/>
      <style:text-properties fo:font-size="14pt" style:font-size-asian="14pt" style:font-size-complex="14pt"/>
    </style:style>
    <style:style style:name="MP17" style:family="paragraph">
      <style:paragraph-properties fo:text-align="end"/>
      <style:text-properties fo:font-size="14pt" style:font-size-asian="14pt" style:font-size-complex="14pt"/>
    </style:style>
    <style:style style:name="MP18"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fo:color="#ffffff" fo:font-size="14pt"/>
    </style:style>
    <style:style style:name="MT3"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3">
      <draw:frame draw:name="Espaço Reservado para Data 1" presentation:style-name="Mpr7" draw:text-style-name="MP14" draw:layer="backgroundobjects" svg:width="0.001cm" svg:height="0.001cm" svg:x="0.001cm" svg:y="0cm" presentation:class="date-time">
        <draw:text-box>
          <text:p text:style-name="MP13"><text:span text:style-name="MT3"><text:date style:data-style-name="D1" text:date-value="2020-03-30">3/30/20</text:date></text:span></text:p>
        </draw:text-box>
      </draw:frame>
      <draw:frame draw:name="Espaço Reservado para Rodapé 2" presentation:style-name="Mpr7" draw:text-style-name="MP14" draw:layer="backgroundobjects" svg:width="0.001cm" svg:height="0.001cm" svg:x="0cm" svg:y="0cm" presentation:class="footer">
        <draw:text-box>
          <text:p/>
        </draw:text-box>
      </draw:frame>
      <draw:frame draw:name="Espaço Reservado para Número de Slide 3" presentation:style-name="Mpr7" draw:text-style-name="MP14" draw:layer="backgroundobjects" svg:width="0.001cm" svg:height="0.001cm" svg:x="0cm" svg:y="0cm" presentation:class="page-number">
        <draw:text-box>
          <text:p text:style-name="MP13"><text:span text:style-name="MT3"><text:page-number>&lt;number&gt;</text:page-number></text:span></text:p>
        </draw:text-box>
      </draw:frame>
      <draw:frame presentation:style-name="Em_20_branco-title" draw:layer="backgroundobjects" svg:width="25.199cm" svg:height="3.506cm" svg:x="1.4cm" svg:y="0.837cm" presentation:class="title" presentation:placeholder="true">
        <draw:text-box/>
      </draw:frame>
      <draw:frame presentation:style-name="Em_20_branco-outline1" draw:layer="backgroundobjects" svg:width="24.639cm" svg:height="12.18cm" svg:x="1.4cm" svg:y="4.913cm" presentation:class="outline" presentation:placeholder="true">
        <draw:text-box/>
      </draw:frame>
      <presentation:notes style:page-layout-name="PM0">
        <draw:page-thumbnail presentation:style-name="Em_20_branco-title" draw:layer="backgroundobjects" svg:width="14.848cm" svg:height="11.136cm" svg:x="3.075cm" svg:y="2.257cm" presentation:class="page"/>
        <draw:frame presentation:style-name="Em_20_branco-notes" draw:layer="backgroundobjects" svg:width="16.799cm" svg:height="13.364cm" svg:x="2.1cm" svg:y="14.107cm" presentation:class="notes" presentation:placeholder="true">
          <draw:text-box/>
        </draw:frame>
        <draw:frame presentation:style-name="Mpr8" draw:text-style-name="MP16" draw:layer="backgroundobjects" svg:width="9.113cm" svg:height="1.484cm" svg:x="0cm" svg:y="0cm" presentation:class="header">
          <draw:text-box>
            <text:p text:style-name="MP15"><text:span text:style-name="MT4"><presentation:header/></text:span></text:p>
          </draw:text-box>
        </draw:frame>
        <draw:frame presentation:style-name="Mpr8" draw:text-style-name="MP18" draw:layer="backgroundobjects" svg:width="9.113cm" svg:height="1.484cm" svg:x="11.886cm" svg:y="0cm" presentation:class="date-time">
          <draw:text-box>
            <text:p text:style-name="MP17"><text:span text:style-name="MT4"><presentation:date-time/></text:span></text:p>
          </draw:text-box>
        </draw:frame>
        <draw:frame presentation:style-name="Mpr9" draw:text-style-name="MP16" draw:layer="backgroundobjects" svg:width="9.113cm" svg:height="1.484cm" svg:x="0cm" svg:y="28.215cm" presentation:class="footer">
          <draw:text-box>
            <text:p text:style-name="MP15"><text:span text:style-name="MT4"><presentation:footer/></text:span></text:p>
          </draw:text-box>
        </draw:frame>
        <draw:frame presentation:style-name="Mpr9" draw:text-style-name="MP18" draw:layer="backgroundobjects" svg:width="9.113cm" svg:height="1.484cm" svg:x="11.886cm" svg:y="28.215cm" presentation:class="page-number">
          <draw:text-box>
            <text:p text:style-name="MP17"><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27T03:30:39.773151402</meta:creation-date>
    <meta:editing-duration>PT4H47M57S</meta:editing-duration>
    <meta:editing-cycles>9</meta:editing-cycles>
    <meta:generator>LibreOffice/6.1.5.2$Linux_ARM_EABI LibreOffice_project/10$Build-2</meta:generator>
    <dc:title>Blueprint Plans</dc:title>
    <dc:date>2020-03-30T06:44:38.895663983</dc:date>
    <meta:document-statistic meta:object-count="124"/>
  </office:meta>
</office:document-meta>
</file>